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Monac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Monaco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fo:color="#21409a" style:font-name="Monaco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_IN0</text:p>
          </table:table-cell>
          <table:table-cell table:style-name="ce1" office:value-type="string" calcext:value-type="string">
            <text:p>OLED_DC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_IN1</text:p>
          </table:table-cell>
          <table:table-cell table:style-name="ce1" office:value-type="string" calcext:value-type="string">
            <text:p>OLED_RS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OLED_S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EBUG_LED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K</text:p>
          </table:table-cell>
          <table:table-cell table:style-name="ce1"/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SCL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SD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X</text:p>
          </table:table-cell>
          <table:table-cell table:style-name="ce1"/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X</text:p>
          </table:table-cell>
          <table:table-cell table:style-name="ce1"/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WS2812_OU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WM_IN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24:42.128063151</meta:creation-date>
    <dc:date>2019-05-27T12:03:40.370051998</dc:date>
    <meta:editing-duration>PT38M58S</meta:editing-duration>
    <meta:editing-cycles>7</meta:editing-cycles>
    <meta:generator>LibreOffice/6.0.7.3$Linux_X86_64 LibreOffice_project/00m0$Build-3</meta:generator>
    <meta:document-statistic meta:table-count="1" meta:cell-count="34" meta:object-count="0"/>
  </office:meta>
</office:document-meta>
</file>